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98cm"/>
    </style:style>
    <style:style style:name="co3" style:family="table-column">
      <style:table-column-properties fo:break-before="auto" style:column-width="2.796cm"/>
    </style:style>
    <style:style style:name="co4" style:family="table-column">
      <style:table-column-properties fo:break-before="auto" style:column-width="3.15cm"/>
    </style:style>
    <style:style style:name="co5" style:family="table-column">
      <style:table-column-properties fo:break-before="auto" style:column-width="2.3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erster versuch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>
            <text:p>Vergleich mit threading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Gesetze</text:p>
          </table:table-cell>
          <table:table-cell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Jahr</text:p>
          </table:table-cell>
          <table:table-cell office:value-type="float" office:value="1975">
            <text:p>1975</text:p>
          </table:table-cell>
          <table:table-cell table:number-columns-repeated="3"/>
          <table:table-cell>
            <draw:frame table:end-cell-address="'erster versuch'.K25" table:end-x="2.07cm" table:end-y="0.398cm" draw:z-index="0" draw:style-name="gr1" svg:width="11.896cm" svg:height="9.42cm" svg:x="1.464cm" svg:y="0.425cm">
              <draw:object draw:notify-on-update-of-ranges="'erster versuch'.A8:'erster versuch'.A18 'erster versuch'.B7:'erster versuch'.B7 'erster versuch'.B8:'erster versuch'.B1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Bittorerent imhintergrund</text:p>
          </table:table-cell>
          <table:table-cell office:value-type="string">
            <text:p>j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Threads</text:p>
          </table:table-cell>
          <table:table-cell office:value-type="string">
            <text:p>Gesamtdauer in sek</text:p>
          </table:table-cell>
          <table:table-cell office:value-type="string">
            <text:p>al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2.912286">
            <text:p>132,91</text:p>
          </table:table-cell>
          <table:table-cell office:value-type="float" office:value="184.842235">
            <text:p>184,84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9.631218">
            <text:p>69,63</text:p>
          </table:table-cell>
          <table:table-cell office:value-type="float" office:value="117.9209">
            <text:p>117,9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2.86479">
            <text:p>52,86</text:p>
          </table:table-cell>
          <table:table-cell office:value-type="float" office:value="95.543061">
            <text:p>95,54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6.183374">
            <text:p>46,18</text:p>
          </table:table-cell>
          <table:table-cell office:value-type="float" office:value="56.575003">
            <text:p>56,58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1.887887">
            <text:p>41,89</text:p>
          </table:table-cell>
          <table:table-cell office:value-type="float" office:value="52.150507">
            <text:p>52,15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4.020574">
            <text:p>34,02</text:p>
          </table:table-cell>
          <table:table-cell office:value-type="float" office:value="43.10378">
            <text:p>43,1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4.965561">
            <text:p>34,97</text:p>
          </table:table-cell>
          <table:table-cell office:value-type="float" office:value="37.251956">
            <text:p>37,2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.65374">
            <text:p>27,65</text:p>
          </table:table-cell>
          <table:table-cell office:value-type="float" office:value="25.575948">
            <text:p>25,58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.138787">
            <text:p>20,14</text:p>
          </table:table-cell>
          <table:table-cell office:value-type="float" office:value="27.063176">
            <text:p>27,06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6.54692">
            <text:p>16,55</text:p>
          </table:table-cell>
          <table:table-cell office:value-type="float" office:value="28.907815">
            <text:p>28,91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4.366708">
            <text:p>24,37</text:p>
          </table:table-cell>
          <table:table-cell office:value-type="float" office:value="39.759094">
            <text:p>39,76</text:p>
          </table:table-cell>
          <table:table-cell table:number-columns-repeated="3"/>
        </table:table-row>
      </table:table>
      <table:table table:name="zweiter versuch" table:style-name="ta1" table:print="false"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>
            <text:p>Anzahl Threads</text:p>
          </table:table-cell>
          <table:table-cell office:value-type="string">
            <text:p>Runtime pass 1</text:p>
          </table:table-cell>
          <table:table-cell office:value-type="string">
            <text:p>Runtime pass 2</text:p>
          </table:table-cell>
          <table:table-cell office:value-type="string">
            <text:p>Runtime pass 3</text:p>
          </table:table-cell>
          <table:table-cell office:value-type="string">
            <text:p>Average</text:p>
          </table:table-cell>
          <table:table-cell office:value-type="string">
            <text:p>Average deviatio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302.412093">
            <text:p>4302,41</text:p>
          </table:table-cell>
          <table:table-cell office:value-type="float" office:value="3032.026373">
            <text:p>3032,03</text:p>
          </table:table-cell>
          <table:table-cell office:value-type="float" office:value="3644.233323">
            <text:p>3644,23</text:p>
          </table:table-cell>
          <table:table-cell table:formula="of:=SUM([.B2:.D2])/3" office:value-type="float" office:value="3659.557263">
            <text:p>3659,56</text:p>
          </table:table-cell>
          <table:table-cell table:formula="of:=(ABS([.E2]-[.B2])+ABS([.E2]-[.C2])+ABS([.E2]-[.D2]))/3" office:value-type="float" office:value="428.569886666667">
            <text:p>428,5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18.967731">
            <text:p>1418,97</text:p>
          </table:table-cell>
          <table:table-cell office:value-type="float" office:value="1647.712452">
            <text:p>1647,71</text:p>
          </table:table-cell>
          <table:table-cell office:value-type="float" office:value="1393.331858">
            <text:p>1393,33</text:p>
          </table:table-cell>
          <table:table-cell table:formula="of:=SUM([.B3:.D3])/3" office:value-type="float" office:value="1486.67068033333">
            <text:p>1486,67</text:p>
          </table:table-cell>
          <table:table-cell table:formula="of:=(ABS([.E3]-[.B3])+ABS([.E3]-[.C3])+ABS([.E3]-[.D3]))/3" office:value-type="float" office:value="107.361181111111">
            <text:p>107,3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22.637411">
            <text:p>922,64</text:p>
          </table:table-cell>
          <table:table-cell office:value-type="float" office:value="1032.600136">
            <text:p>1032,6</text:p>
          </table:table-cell>
          <table:table-cell office:value-type="float" office:value="983.786647">
            <text:p>983,79</text:p>
          </table:table-cell>
          <table:table-cell table:formula="of:=SUM([.B4:.D4])/3" office:value-type="float" office:value="979.674731333333">
            <text:p>979,67</text:p>
          </table:table-cell>
          <table:table-cell table:formula="of:=(ABS([.E4]-[.B4])+ABS([.E4]-[.C4])+ABS([.E4]-[.D4]))/3" office:value-type="float" office:value="38.0248802222222">
            <text:p>38,0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36.096685">
            <text:p>736,1</text:p>
          </table:table-cell>
          <table:table-cell office:value-type="float" office:value="731.540742">
            <text:p>731,54</text:p>
          </table:table-cell>
          <table:table-cell office:value-type="float" office:value="732.429593">
            <text:p>732,43</text:p>
          </table:table-cell>
          <table:table-cell table:formula="of:=SUM([.B5:.D5])/3" office:value-type="float" office:value="733.355673333333">
            <text:p>733,36</text:p>
          </table:table-cell>
          <table:table-cell table:formula="of:=(ABS([.E5]-[.B5])+ABS([.E5]-[.C5])+ABS([.E5]-[.D5]))/3" office:value-type="float" office:value="1.82734111111112">
            <text:p>1,8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41.515754">
            <text:p>741,52</text:p>
          </table:table-cell>
          <table:table-cell office:value-type="float" office:value="579.681212">
            <text:p>579,68</text:p>
          </table:table-cell>
          <table:table-cell office:value-type="float" office:value="634.000503">
            <text:p>634</text:p>
          </table:table-cell>
          <table:table-cell table:formula="of:=SUM([.B6:.D6])/3" office:value-type="float" office:value="651.732489666667">
            <text:p>651,73</text:p>
          </table:table-cell>
          <table:table-cell table:formula="of:=(ABS([.E6]-[.B6])+ABS([.E6]-[.C6])+ABS([.E6]-[.D6]))/3" office:value-type="float" office:value="59.8555095555556">
            <text:p>59,8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13.738409">
            <text:p>613,74</text:p>
          </table:table-cell>
          <table:table-cell office:value-type="float" office:value="655.501979">
            <text:p>655,5</text:p>
          </table:table-cell>
          <table:table-cell office:value-type="float" office:value="537.747445">
            <text:p>537,75</text:p>
          </table:table-cell>
          <table:table-cell table:formula="of:=SUM([.B7:.D7])/3" office:value-type="float" office:value="602.329277666667">
            <text:p>602,33</text:p>
          </table:table-cell>
          <table:table-cell table:formula="of:=(ABS([.E7]-[.B7])+ABS([.E7]-[.C7])+ABS([.E7]-[.D7]))/3" office:value-type="float" office:value="43.0545551111111">
            <text:p>43,0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87.511461">
            <text:p>787,51</text:p>
          </table:table-cell>
          <table:table-cell office:value-type="float" office:value="570.653026">
            <text:p>570,65</text:p>
          </table:table-cell>
          <table:table-cell office:value-type="float" office:value="604.690905">
            <text:p>604,69</text:p>
          </table:table-cell>
          <table:table-cell table:formula="of:=SUM([.B8:.D8])/3" office:value-type="float" office:value="654.285130666667">
            <text:p>654,29</text:p>
          </table:table-cell>
          <table:table-cell table:formula="of:=(ABS([.E8]-[.B8])+ABS([.E8]-[.C8])+ABS([.E8]-[.D8]))/3" office:value-type="float" office:value="88.8175535555556">
            <text:p>88,8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35.481702">
            <text:p>635,48</text:p>
          </table:table-cell>
          <table:table-cell office:value-type="float" office:value="516.866851">
            <text:p>516,87</text:p>
          </table:table-cell>
          <table:table-cell office:value-type="float" office:value="639.32018">
            <text:p>639,32</text:p>
          </table:table-cell>
          <table:table-cell table:formula="of:=SUM([.B9:.D9])/3" office:value-type="float" office:value="597.222911">
            <text:p>597,22</text:p>
          </table:table-cell>
          <table:table-cell table:formula="of:=(ABS([.E9]-[.B9])+ABS([.E9]-[.C9])+ABS([.E9]-[.D9]))/3" office:value-type="float" office:value="53.5707066666667">
            <text:p>53,5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63.270375">
            <text:p>463,27</text:p>
          </table:table-cell>
          <table:table-cell office:value-type="float" office:value="656.751721">
            <text:p>656,75</text:p>
          </table:table-cell>
          <table:table-cell office:value-type="float" office:value="704.771142">
            <text:p>704,77</text:p>
          </table:table-cell>
          <table:table-cell table:formula="of:=SUM([.B10:.D10])/3" office:value-type="float" office:value="608.264412666667">
            <text:p>608,26</text:p>
          </table:table-cell>
          <table:table-cell table:formula="of:=(ABS([.E10]-[.B10])+ABS([.E10]-[.C10])+ABS([.E10]-[.D10]))/3" office:value-type="float" office:value="96.6626917777777">
            <text:p>96,6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44.922814">
            <text:p>844,92</text:p>
          </table:table-cell>
          <table:table-cell office:value-type="float" office:value="708.103238">
            <text:p>708,1</text:p>
          </table:table-cell>
          <table:table-cell office:value-type="float" office:value="460.245925">
            <text:p>460,25</text:p>
          </table:table-cell>
          <table:table-cell table:formula="of:=SUM([.B11:.D11])/3" office:value-type="float" office:value="671.090659">
            <text:p>671,09</text:p>
          </table:table-cell>
          <table:table-cell table:formula="of:=(ABS([.E11]-[.B11])+ABS([.E11]-[.C11])+ABS([.E11]-[.D11]))/3" office:value-type="float" office:value="140.563156">
            <text:p>140,5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82.458865">
            <text:p>682,46</text:p>
          </table:table-cell>
          <table:table-cell office:value-type="float" office:value="875.094456">
            <text:p>875,09</text:p>
          </table:table-cell>
          <table:table-cell office:value-type="float" office:value="774.272533">
            <text:p>774,27</text:p>
          </table:table-cell>
          <table:table-cell table:formula="of:=SUM([.B12:.D12])/3" office:value-type="float" office:value="777.275284666667">
            <text:p>777,28</text:p>
          </table:table-cell>
          <table:table-cell table:formula="of:=(ABS([.E12]-[.B12])+ABS([.E12]-[.C12])+ABS([.E12]-[.D12]))/3" office:value-type="float" office:value="65.212780888889">
            <text:p>65,2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59.827415">
            <text:p>759,83</text:p>
          </table:table-cell>
          <table:table-cell office:value-type="float" office:value="787.013254">
            <text:p>787,01</text:p>
          </table:table-cell>
          <table:table-cell office:value-type="float" office:value="787.809554">
            <text:p>787,81</text:p>
          </table:table-cell>
          <table:table-cell table:formula="of:=SUM([.B13:.D13])/3" office:value-type="float" office:value="778.216741">
            <text:p>778,22</text:p>
          </table:table-cell>
          <table:table-cell table:formula="of:=(ABS([.E13]-[.B13])+ABS([.E13]-[.C13])+ABS([.E13]-[.D13]))/3" office:value-type="float" office:value="12.2595506666667">
            <text:p>12,2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52.507642">
            <text:p>752,51</text:p>
          </table:table-cell>
          <table:table-cell office:value-type="float" office:value="796.358716">
            <text:p>796,36</text:p>
          </table:table-cell>
          <table:table-cell office:value-type="float" office:value="763.814332">
            <text:p>763,81</text:p>
          </table:table-cell>
          <table:table-cell table:formula="of:=SUM([.B14:.D14])/3" office:value-type="float" office:value="770.893563333333">
            <text:p>770,89</text:p>
          </table:table-cell>
          <table:table-cell table:formula="of:=(ABS([.E14]-[.B14])+ABS([.E14]-[.C14])+ABS([.E14]-[.D14]))/3" office:value-type="float" office:value="16.9767684444444">
            <text:p>16,9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94.817181">
            <text:p>894,82</text:p>
          </table:table-cell>
          <table:table-cell office:value-type="float" office:value="910.909652">
            <text:p>910,91</text:p>
          </table:table-cell>
          <table:table-cell office:value-type="float" office:value="774.610276">
            <text:p>774,61</text:p>
          </table:table-cell>
          <table:table-cell table:formula="of:=SUM([.B15:.D15])/3" office:value-type="float" office:value="860.112369666667">
            <text:p>860,11</text:p>
          </table:table-cell>
          <table:table-cell table:formula="of:=(ABS([.E15]-[.B15])+ABS([.E15]-[.C15])+ABS([.E15]-[.D15]))/3" office:value-type="float" office:value="57.0013957777778">
            <text:p>5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80.139455">
            <text:p>680,14</text:p>
          </table:table-cell>
          <table:table-cell office:value-type="float" office:value="874.247183">
            <text:p>874,25</text:p>
          </table:table-cell>
          <table:table-cell office:value-type="float" office:value="505.766297">
            <text:p>505,77</text:p>
          </table:table-cell>
          <table:table-cell table:formula="of:=SUM([.B16:.D16])/3" office:value-type="float" office:value="686.717645">
            <text:p>686,72</text:p>
          </table:table-cell>
          <table:table-cell table:formula="of:=(ABS([.E16]-[.B16])+ABS([.E16]-[.C16])+ABS([.E16]-[.D16]))/3" office:value-type="float" office:value="125.019692">
            <text:p>125,0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52.177766">
            <text:p>852,18</text:p>
          </table:table-cell>
          <table:table-cell office:value-type="float" office:value="893.454553">
            <text:p>893,45</text:p>
          </table:table-cell>
          <table:table-cell office:value-type="float" office:value="565.754735">
            <text:p>565,75</text:p>
          </table:table-cell>
          <table:table-cell table:formula="of:=SUM([.B17:.D17])/3" office:value-type="float" office:value="770.462351333333">
            <text:p>770,46</text:p>
          </table:table-cell>
          <table:table-cell table:formula="of:=(ABS([.E17]-[.B17])+ABS([.E17]-[.C17])+ABS([.E17]-[.D17]))/3" office:value-type="float" office:value="136.471744222222">
            <text:p>136,47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05.968019">
            <text:p>505,97</text:p>
          </table:table-cell>
          <table:table-cell office:value-type="float" office:value="470.976507">
            <text:p>470,98</text:p>
          </table:table-cell>
          <table:table-cell office:value-type="float" office:value="675.475474">
            <text:p>675,48</text:p>
          </table:table-cell>
          <table:table-cell table:formula="of:=SUM([.B18:.D18])/3" office:value-type="float" office:value="550.806666666667">
            <text:p>550,81</text:p>
          </table:table-cell>
          <table:table-cell table:formula="of:=(ABS([.E18]-[.B18])+ABS([.E18]-[.C18])+ABS([.E18]-[.D18]))/3" office:value-type="float" office:value="83.1125382222222">
            <text:p>83,1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74.372525">
            <text:p>774,37</text:p>
          </table:table-cell>
          <table:table-cell office:value-type="float" office:value="815.26051">
            <text:p>815,26</text:p>
          </table:table-cell>
          <table:table-cell office:value-type="float" office:value="465.887908">
            <text:p>465,89</text:p>
          </table:table-cell>
          <table:table-cell table:formula="of:=SUM([.B19:.D19])/3" office:value-type="float" office:value="685.173647666667">
            <text:p>685,17</text:p>
          </table:table-cell>
          <table:table-cell table:formula="of:=(ABS([.E19]-[.B19])+ABS([.E19]-[.C19])+ABS([.E19]-[.D19]))/3" office:value-type="float" office:value="146.190493111111">
            <text:p>146,19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70.520433">
            <text:p>570,52</text:p>
          </table:table-cell>
          <table:table-cell office:value-type="float" office:value="631.23698">
            <text:p>631,24</text:p>
          </table:table-cell>
          <table:table-cell office:value-type="float" office:value="540.967772">
            <text:p>540,97</text:p>
          </table:table-cell>
          <table:table-cell table:formula="of:=SUM([.B20:.D20])/3" office:value-type="float" office:value="580.908395">
            <text:p>580,91</text:p>
          </table:table-cell>
          <table:table-cell table:formula="of:=(ABS([.E20]-[.B20])+ABS([.E20]-[.C20])+ABS([.E20]-[.D20]))/3" office:value-type="float" office:value="33.55239">
            <text:p>33,5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70.329267">
            <text:p>870,33</text:p>
          </table:table-cell>
          <table:table-cell office:value-type="float" office:value="722.465486">
            <text:p>722,47</text:p>
          </table:table-cell>
          <table:table-cell office:value-type="float" office:value="644.283016">
            <text:p>644,28</text:p>
          </table:table-cell>
          <table:table-cell table:formula="of:=SUM([.B21:.D21])/3" office:value-type="float" office:value="745.692589666667">
            <text:p>745,69</text:p>
          </table:table-cell>
          <table:table-cell table:formula="of:=(ABS([.E21]-[.B21])+ABS([.E21]-[.C21])+ABS([.E21]-[.D21]))/3" office:value-type="float" office:value="83.0911182222222">
            <text:p>83,0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645.002641">
            <text:p>645</text:p>
          </table:table-cell>
          <table:table-cell office:value-type="float" office:value="1069.646367">
            <text:p>1069,65</text:p>
          </table:table-cell>
          <table:table-cell office:value-type="float" office:value="947.026468">
            <text:p>947,03</text:p>
          </table:table-cell>
          <table:table-cell table:formula="of:=SUM([.B22:.D22])/3" office:value-type="float" office:value="887.225158666667">
            <text:p>887,23</text:p>
          </table:table-cell>
          <table:table-cell table:formula="of:=(ABS([.E22]-[.B22])+ABS([.E22]-[.C22])+ABS([.E22]-[.D22]))/3" office:value-type="float" office:value="161.481678444444">
            <text:p>161,48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127.766326">
            <text:p>1127,77</text:p>
          </table:table-cell>
          <table:table-cell office:value-type="float" office:value="707.404323">
            <text:p>707,4</text:p>
          </table:table-cell>
          <table:table-cell office:value-type="float" office:value="855.780961">
            <text:p>855,78</text:p>
          </table:table-cell>
          <table:table-cell table:formula="of:=SUM([.B23:.D23])/3" office:value-type="float" office:value="896.98387">
            <text:p>896,98</text:p>
          </table:table-cell>
          <table:table-cell table:formula="of:=(ABS([.E23]-[.B23])+ABS([.E23]-[.C23])+ABS([.E23]-[.D23]))/3" office:value-type="float" office:value="153.854970666667">
            <text:p>153,8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02.5668">
            <text:p>702,57</text:p>
          </table:table-cell>
          <table:table-cell office:value-type="float" office:value="830.986556">
            <text:p>830,99</text:p>
          </table:table-cell>
          <table:table-cell office:value-type="float" office:value="730.371219">
            <text:p>730,37</text:p>
          </table:table-cell>
          <table:table-cell table:formula="of:=SUM([.B24:.D24])/3" office:value-type="float" office:value="754.641525">
            <text:p>754,64</text:p>
          </table:table-cell>
          <table:table-cell table:formula="of:=(ABS([.E24]-[.B24])+ABS([.E24]-[.C24])+ABS([.E24]-[.D24]))/3" office:value-type="float" office:value="50.8966873333333">
            <text:p>50,9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195.199775">
            <text:p>1195,2</text:p>
          </table:table-cell>
          <table:table-cell office:value-type="float" office:value="1229.056835">
            <text:p>1229,06</text:p>
          </table:table-cell>
          <table:table-cell office:value-type="float" office:value="1639.464911">
            <text:p>1639,46</text:p>
          </table:table-cell>
          <table:table-cell table:formula="of:=SUM([.B25:.D25])/3" office:value-type="float" office:value="1354.57384033333">
            <text:p>1354,57</text:p>
          </table:table-cell>
          <table:table-cell table:formula="of:=(ABS([.E25]-[.B25])+ABS([.E25]-[.C25])+ABS([.E25]-[.D25]))/3" office:value-type="float" office:value="189.927380444444">
            <text:p>189,93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4"/>
          <table:table-cell office:value-type="string">
            <text:p>für 1500 Gesetze</text:p>
          </table:table-cell>
          <table:table-cell/>
        </table:table-row>
        <table:table-row table:style-name="ro1" table:number-rows-repeated="4">
          <table:table-cell table:number-columns-repeated="6"/>
        </table:table-row>
        <table:table-row table:style-name="ro1">
          <table:table-cell/>
          <table:table-cell>
            <draw:frame table:end-cell-address="'zweiter versuch'.L65" table:end-x="1.529cm" table:end-y="0.053cm" draw:z-index="0" draw:style-name="gr1" svg:width="27.611cm" svg:height="13.475cm" svg:x="0.058cm" svg:y="0.074cm">
              <draw:object draw:notify-on-update-of-ranges="'zweiter versuch'.A2:'zweiter versuch'.A25 'zweiter versuch'.B1:'zweiter versuch'.B1 'zweiter versuch'.B2:'zweiter versuch'.B25 'zweiter versuch'.C1:'zweiter versuch'.C1 'zweiter versuch'.C2:'zweiter versuch'.C25 'zweiter versuch'.D1:'zweiter versuch'.D1 'zweiter versuch'.D2:'zweiter versuch'.D25 'zweiter versuch'.E1:'zweiter versuch'.E1 'zweiter versuch'.E2:'zweiter versuch'.E25 'zweiter versuch'.F1:'zweiter versuch'.F1 'zweiter versuch'.F2:'zweiter versuch'.F2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style:shadow="non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04">04.10.2009</text:date>, <text:time>18:12:0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23T18:50:15</meta:creation-date>
    <dc:date>2009-10-04T18:12:01</dc:date>
    <meta:editing-duration>PT08H04M27S</meta:editing-duration>
    <meta:editing-cycles>16</meta:editing-cycles>
    <meta:generator>OpenOffice.org/3.0$Unix OpenOffice.org_project/300m15$Build-9379</meta:generator>
    <meta:document-statistic meta:table-count="2" meta:cell-count="194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1.897cm" svg:height="9.421cm" chart:class="chart:line" chart:style-name="ch1">
        <chart:title svg:x="3.54cm" svg:y="0.192cm" chart:style-name="ch2">
          <text:p>Darstellung der effizienz</text:p>
        </chart:title>
        <chart:plot-area chart:style-name="ch3" table:cell-range-address="'erster versuch'.A7:'erster versuch'.B18" chart:data-source-has-labels="both" svg:x="0.273cm" svg:y="0.88cm" svg:width="11.387cm" svg:height="8.366cm">
          <chart:axis chart:dimension="x" chart:name="primary-x" chart:style-name="ch4">
            <chart:title svg:x="5.18cm" svg:y="8.862cm" chart:style-name="ch5">
              <text:p>anzahl threads</text:p>
            </chart:title>
            <chart:categories table:cell-range-address="'erster versuch'.A8:'erster versuch'.A18"/>
          </chart:axis>
          <chart:axis chart:dimension="y" chart:name="primary-y" chart:style-name="ch4">
            <chart:title svg:x="0.237cm" svg:y="5.743cm" chart:style-name="ch6">
              <text:p>gesamtdauer</text:p>
            </chart:title>
            <chart:grid chart:style-name="ch7" chart:class="major"/>
          </chart:axis>
          <chart:series chart:style-name="ch8" chart:values-cell-range-address="'erster versuch'.B8:'erster versuch'.B18" chart:label-cell-address="'erster versuch'.B7:'erster versuch'.B7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erster versuch'.B7:'erster versuch'.B7">Gesamtdauer in sek</text:p>
              </table:table-cell>
            </table:table-row>
          </table:table-header-rows>
          <table:table-rows>
            <table:table-row>
              <table:table-cell office:value-type="string">
                <text:p text:id="'erster versuch'.A8:'erster versuch'.A18">1</text:p>
              </table:table-cell>
              <table:table-cell office:value-type="float" office:value="132.912286">
                <text:p text:id="'erster versuch'.B8:'erster versuch'.B18">132.91228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9.631218">
                <text:p>69.6312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2.86479">
                <text:p>52.864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6.183374">
                <text:p>46.1833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.887887">
                <text:p>41.8878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.020574">
                <text:p>34.0205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.965561">
                <text:p>34.9655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.65374">
                <text:p>27.653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.138787">
                <text:p>20.1387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.54692">
                <text:p>16.546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.366708">
                <text:p>24.3667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7.46774864196777pt" style:font-size-asian="7.46774864196777pt" style:font-size-complex="7.46774864196777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svg:stroke-width="0.088cm" svg:stroke-color="#cccccc" draw:fill-color="#cccccc"/>
      <style:text-properties fo:font-size="6pt" style:font-size-asian="6pt" style:font-size-complex="6pt"/>
    </style:style>
    <style:style style:name="ch7" style:family="chart">
      <style:chart-properties chart:symbol-type="named-symbol" chart:symbol-name="diamond" chart:symbol-width="0.25cm" chart:symbol-height="0.25cm" chart:error-upper-indicator="true" chart:error-lower-indicator="true"/>
      <style:graphic-properties svg:stroke-width="0.088cm" svg:stroke-color="#cccccc" draw:fill-color="#cccccc"/>
      <style:text-properties fo:font-size="6pt" style:font-size-asian="6pt" style:font-size-complex="6pt"/>
    </style:style>
    <style:style style:name="ch8" style:family="chart">
      <style:chart-properties chart:symbol-type="named-symbol" chart:symbol-name="arrow-down" chart:symbol-width="0.25cm" chart:symbol-height="0.25cm"/>
      <style:graphic-properties svg:stroke-width="0.088cm" svg:stroke-color="#cccccc" draw:fill-color="#cccccc"/>
      <style:text-properties fo:font-size="6pt" style:font-size-asian="6pt" style:font-size-complex="6pt"/>
    </style:style>
    <style:style style:name="ch9" style:family="chart">
      <style:chart-properties chart:symbol-type="named-symbol" chart:symbol-name="arrow-up" chart:symbol-width="0.25cm" chart:symbol-height="0.25cm" chart:error-upper-indicator="true" chart:error-lower-indicator="true"/>
      <style:graphic-properties svg:stroke-width="0.088cm" svg:stroke-color="#000000" draw:fill-color="#000000"/>
      <style:text-properties fo:font-size="6pt" style:font-size-asian="6pt" style:font-size-complex="6pt"/>
    </style:style>
    <style:style style:name="ch10" style:family="chart">
      <style:chart-properties chart:symbol-type="named-symbol" chart:symbol-name="arrow-right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27.612cm" svg:height="13.476cm" chart:class="chart:line" chart:style-name="ch1">
        <chart:legend chart:legend-position="end" svg:x="22.798cm" svg:y="5.706cm" chart:style-name="ch2"/>
        <chart:plot-area chart:style-name="ch3" table:cell-range-address="'zweiter versuch'.A1:'zweiter versuch'.F25" chart:data-source-has-labels="both" svg:x="0.551cm" svg:y="0.269cm" svg:width="21.695cm" svg:height="12.669cm">
          <chart:axis chart:dimension="x" chart:name="primary-x" chart:style-name="ch4">
            <chart:categories table:cell-range-address="'zweiter versuch'.A2:'zweiter versuch'.A2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zweiter versuch'.B2:'zweiter versuch'.B25" chart:label-cell-address="'zweiter versuch'.B1:'zweiter versuch'.B1" chart:class="chart:line">
            <chart:data-point chart:repeated="24"/>
          </chart:series>
          <chart:series chart:style-name="ch7" chart:values-cell-range-address="'zweiter versuch'.C2:'zweiter versuch'.C25" chart:label-cell-address="'zweiter versuch'.C1:'zweiter versuch'.C1" chart:class="chart:line">
            <chart:data-point chart:repeated="24"/>
          </chart:series>
          <chart:series chart:style-name="ch8" chart:values-cell-range-address="'zweiter versuch'.D2:'zweiter versuch'.D25" chart:label-cell-address="'zweiter versuch'.D1:'zweiter versuch'.D1" chart:class="chart:line">
            <chart:data-point chart:repeated="24"/>
          </chart:series>
          <chart:series chart:style-name="ch9" chart:values-cell-range-address="'zweiter versuch'.E2:'zweiter versuch'.E25" chart:label-cell-address="'zweiter versuch'.E1:'zweiter versuch'.E1" chart:class="chart:line">
            <chart:data-point chart:repeated="24"/>
          </chart:series>
          <chart:series chart:style-name="ch10" chart:values-cell-range-address="'zweiter versuch'.F2:'zweiter versuch'.F25" chart:label-cell-address="'zweiter versuch'.F1:'zweiter versuch'.F1" chart:class="chart:line">
            <chart:data-point chart:repeated="2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zweiter versuch'.B1:'zweiter versuch'.B1">Runtime pass 1</text:p>
              </table:table-cell>
              <table:table-cell office:value-type="string">
                <text:p text:id="'zweiter versuch'.C1:'zweiter versuch'.C1">Runtime pass 2</text:p>
              </table:table-cell>
              <table:table-cell office:value-type="string">
                <text:p text:id="'zweiter versuch'.D1:'zweiter versuch'.D1">Runtime pass 3</text:p>
              </table:table-cell>
              <table:table-cell office:value-type="string">
                <text:p text:id="'zweiter versuch'.E1:'zweiter versuch'.E1">Average</text:p>
              </table:table-cell>
              <table:table-cell office:value-type="string">
                <text:p text:id="'zweiter versuch'.F1:'zweiter versuch'.F1">Average deviation</text:p>
              </table:table-cell>
            </table:table-row>
          </table:table-header-rows>
          <table:table-rows>
            <table:table-row>
              <table:table-cell office:value-type="string">
                <text:p text:id="'zweiter versuch'.A2:'zweiter versuch'.A25">1</text:p>
              </table:table-cell>
              <table:table-cell office:value-type="float" office:value="4302.412093">
                <text:p text:id="'zweiter versuch'.B2:'zweiter versuch'.B25">4302.412093</text:p>
              </table:table-cell>
              <table:table-cell office:value-type="float" office:value="3032.026373">
                <text:p text:id="'zweiter versuch'.C2:'zweiter versuch'.C25">3032.026373</text:p>
              </table:table-cell>
              <table:table-cell office:value-type="float" office:value="3644.233323">
                <text:p text:id="'zweiter versuch'.D2:'zweiter versuch'.D25">3644.233323</text:p>
              </table:table-cell>
              <table:table-cell office:value-type="float" office:value="3659.557263">
                <text:p text:id="'zweiter versuch'.E2:'zweiter versuch'.E25">3659.557263</text:p>
              </table:table-cell>
              <table:table-cell office:value-type="float" office:value="428.569886666667">
                <text:p text:id="'zweiter versuch'.F2:'zweiter versuch'.F25">428.56988666666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18.967731">
                <text:p>1418.967731</text:p>
              </table:table-cell>
              <table:table-cell office:value-type="float" office:value="1647.712452">
                <text:p>1647.712452</text:p>
              </table:table-cell>
              <table:table-cell office:value-type="float" office:value="1393.331858">
                <text:p>1393.331858</text:p>
              </table:table-cell>
              <table:table-cell office:value-type="float" office:value="1486.67068033333">
                <text:p>1486.67068033333</text:p>
              </table:table-cell>
              <table:table-cell office:value-type="float" office:value="107.361181111111">
                <text:p>107.3611811111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22.637411">
                <text:p>922.637411</text:p>
              </table:table-cell>
              <table:table-cell office:value-type="float" office:value="1032.600136">
                <text:p>1032.600136</text:p>
              </table:table-cell>
              <table:table-cell office:value-type="float" office:value="983.786647">
                <text:p>983.786647</text:p>
              </table:table-cell>
              <table:table-cell office:value-type="float" office:value="979.674731333333">
                <text:p>979.674731333333</text:p>
              </table:table-cell>
              <table:table-cell office:value-type="float" office:value="38.0248802222222">
                <text:p>38.02488022222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36.096685">
                <text:p>736.096685</text:p>
              </table:table-cell>
              <table:table-cell office:value-type="float" office:value="731.540742">
                <text:p>731.540742</text:p>
              </table:table-cell>
              <table:table-cell office:value-type="float" office:value="732.429593">
                <text:p>732.429593</text:p>
              </table:table-cell>
              <table:table-cell office:value-type="float" office:value="733.355673333333">
                <text:p>733.355673333333</text:p>
              </table:table-cell>
              <table:table-cell office:value-type="float" office:value="1.82734111111112">
                <text:p>1.827341111111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41.515754">
                <text:p>741.515754</text:p>
              </table:table-cell>
              <table:table-cell office:value-type="float" office:value="579.681212">
                <text:p>579.681212</text:p>
              </table:table-cell>
              <table:table-cell office:value-type="float" office:value="634.000503">
                <text:p>634.000503</text:p>
              </table:table-cell>
              <table:table-cell office:value-type="float" office:value="651.732489666667">
                <text:p>651.732489666667</text:p>
              </table:table-cell>
              <table:table-cell office:value-type="float" office:value="59.8555095555556">
                <text:p>59.85550955555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13.738409">
                <text:p>613.738409</text:p>
              </table:table-cell>
              <table:table-cell office:value-type="float" office:value="655.501979">
                <text:p>655.501979</text:p>
              </table:table-cell>
              <table:table-cell office:value-type="float" office:value="537.747445">
                <text:p>537.747445</text:p>
              </table:table-cell>
              <table:table-cell office:value-type="float" office:value="602.329277666667">
                <text:p>602.329277666667</text:p>
              </table:table-cell>
              <table:table-cell office:value-type="float" office:value="43.0545551111111">
                <text:p>43.05455511111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87.511461">
                <text:p>787.511461</text:p>
              </table:table-cell>
              <table:table-cell office:value-type="float" office:value="570.653026">
                <text:p>570.653026</text:p>
              </table:table-cell>
              <table:table-cell office:value-type="float" office:value="604.690905">
                <text:p>604.690905</text:p>
              </table:table-cell>
              <table:table-cell office:value-type="float" office:value="654.285130666667">
                <text:p>654.285130666667</text:p>
              </table:table-cell>
              <table:table-cell office:value-type="float" office:value="88.8175535555556">
                <text:p>88.81755355555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35.481702">
                <text:p>635.481702</text:p>
              </table:table-cell>
              <table:table-cell office:value-type="float" office:value="516.866851">
                <text:p>516.866851</text:p>
              </table:table-cell>
              <table:table-cell office:value-type="float" office:value="639.32018">
                <text:p>639.32018</text:p>
              </table:table-cell>
              <table:table-cell office:value-type="float" office:value="597.222911">
                <text:p>597.222911</text:p>
              </table:table-cell>
              <table:table-cell office:value-type="float" office:value="53.5707066666667">
                <text:p>53.57070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63.270375">
                <text:p>463.270375</text:p>
              </table:table-cell>
              <table:table-cell office:value-type="float" office:value="656.751721">
                <text:p>656.751721</text:p>
              </table:table-cell>
              <table:table-cell office:value-type="float" office:value="704.771142">
                <text:p>704.771142</text:p>
              </table:table-cell>
              <table:table-cell office:value-type="float" office:value="608.264412666667">
                <text:p>608.264412666667</text:p>
              </table:table-cell>
              <table:table-cell office:value-type="float" office:value="96.6626917777777">
                <text:p>96.66269177777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44.922814">
                <text:p>844.922814</text:p>
              </table:table-cell>
              <table:table-cell office:value-type="float" office:value="708.103238">
                <text:p>708.103238</text:p>
              </table:table-cell>
              <table:table-cell office:value-type="float" office:value="460.245925">
                <text:p>460.245925</text:p>
              </table:table-cell>
              <table:table-cell office:value-type="float" office:value="671.090659">
                <text:p>671.090659</text:p>
              </table:table-cell>
              <table:table-cell office:value-type="float" office:value="140.563156">
                <text:p>140.5631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82.458865">
                <text:p>682.458865</text:p>
              </table:table-cell>
              <table:table-cell office:value-type="float" office:value="875.094456">
                <text:p>875.094456</text:p>
              </table:table-cell>
              <table:table-cell office:value-type="float" office:value="774.272533">
                <text:p>774.272533</text:p>
              </table:table-cell>
              <table:table-cell office:value-type="float" office:value="777.275284666667">
                <text:p>777.275284666667</text:p>
              </table:table-cell>
              <table:table-cell office:value-type="float" office:value="65.212780888889">
                <text:p>65.2127808888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59.827415">
                <text:p>759.827415</text:p>
              </table:table-cell>
              <table:table-cell office:value-type="float" office:value="787.013254">
                <text:p>787.013254</text:p>
              </table:table-cell>
              <table:table-cell office:value-type="float" office:value="787.809554">
                <text:p>787.809554</text:p>
              </table:table-cell>
              <table:table-cell office:value-type="float" office:value="778.216741">
                <text:p>778.216741</text:p>
              </table:table-cell>
              <table:table-cell office:value-type="float" office:value="12.2595506666667">
                <text:p>12.259550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52.507642">
                <text:p>752.507642</text:p>
              </table:table-cell>
              <table:table-cell office:value-type="float" office:value="796.358716">
                <text:p>796.358716</text:p>
              </table:table-cell>
              <table:table-cell office:value-type="float" office:value="763.814332">
                <text:p>763.814332</text:p>
              </table:table-cell>
              <table:table-cell office:value-type="float" office:value="770.893563333333">
                <text:p>770.893563333333</text:p>
              </table:table-cell>
              <table:table-cell office:value-type="float" office:value="16.9767684444444">
                <text:p>16.97676844444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94.817181">
                <text:p>894.817181</text:p>
              </table:table-cell>
              <table:table-cell office:value-type="float" office:value="910.909652">
                <text:p>910.909652</text:p>
              </table:table-cell>
              <table:table-cell office:value-type="float" office:value="774.610276">
                <text:p>774.610276</text:p>
              </table:table-cell>
              <table:table-cell office:value-type="float" office:value="860.112369666667">
                <text:p>860.112369666667</text:p>
              </table:table-cell>
              <table:table-cell office:value-type="float" office:value="57.0013957777778">
                <text:p>57.00139577777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80.139455">
                <text:p>680.139455</text:p>
              </table:table-cell>
              <table:table-cell office:value-type="float" office:value="874.247183">
                <text:p>874.247183</text:p>
              </table:table-cell>
              <table:table-cell office:value-type="float" office:value="505.766297">
                <text:p>505.766297</text:p>
              </table:table-cell>
              <table:table-cell office:value-type="float" office:value="686.717645">
                <text:p>686.717645</text:p>
              </table:table-cell>
              <table:table-cell office:value-type="float" office:value="125.019692">
                <text:p>125.0196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52.177766">
                <text:p>852.177766</text:p>
              </table:table-cell>
              <table:table-cell office:value-type="float" office:value="893.454553">
                <text:p>893.454553</text:p>
              </table:table-cell>
              <table:table-cell office:value-type="float" office:value="565.754735">
                <text:p>565.754735</text:p>
              </table:table-cell>
              <table:table-cell office:value-type="float" office:value="770.462351333333">
                <text:p>770.462351333333</text:p>
              </table:table-cell>
              <table:table-cell office:value-type="float" office:value="136.471744222222">
                <text:p>136.4717442222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5.968019">
                <text:p>505.968019</text:p>
              </table:table-cell>
              <table:table-cell office:value-type="float" office:value="470.976507">
                <text:p>470.976507</text:p>
              </table:table-cell>
              <table:table-cell office:value-type="float" office:value="675.475474">
                <text:p>675.475474</text:p>
              </table:table-cell>
              <table:table-cell office:value-type="float" office:value="550.806666666667">
                <text:p>550.806666666667</text:p>
              </table:table-cell>
              <table:table-cell office:value-type="float" office:value="83.1125382222222">
                <text:p>83.11253822222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74.372525">
                <text:p>774.372525</text:p>
              </table:table-cell>
              <table:table-cell office:value-type="float" office:value="815.26051">
                <text:p>815.26051</text:p>
              </table:table-cell>
              <table:table-cell office:value-type="float" office:value="465.887908">
                <text:p>465.887908</text:p>
              </table:table-cell>
              <table:table-cell office:value-type="float" office:value="685.173647666667">
                <text:p>685.173647666667</text:p>
              </table:table-cell>
              <table:table-cell office:value-type="float" office:value="146.190493111111">
                <text:p>146.1904931111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0.520433">
                <text:p>570.520433</text:p>
              </table:table-cell>
              <table:table-cell office:value-type="float" office:value="631.23698">
                <text:p>631.23698</text:p>
              </table:table-cell>
              <table:table-cell office:value-type="float" office:value="540.967772">
                <text:p>540.967772</text:p>
              </table:table-cell>
              <table:table-cell office:value-type="float" office:value="580.908395">
                <text:p>580.908395</text:p>
              </table:table-cell>
              <table:table-cell office:value-type="float" office:value="33.55239">
                <text:p>33.552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70.329267">
                <text:p>870.329267</text:p>
              </table:table-cell>
              <table:table-cell office:value-type="float" office:value="722.465486">
                <text:p>722.465486</text:p>
              </table:table-cell>
              <table:table-cell office:value-type="float" office:value="644.283016">
                <text:p>644.283016</text:p>
              </table:table-cell>
              <table:table-cell office:value-type="float" office:value="745.692589666667">
                <text:p>745.692589666667</text:p>
              </table:table-cell>
              <table:table-cell office:value-type="float" office:value="83.0911182222222">
                <text:p>83.09111822222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45.002641">
                <text:p>645.002641</text:p>
              </table:table-cell>
              <table:table-cell office:value-type="float" office:value="1069.646367">
                <text:p>1069.646367</text:p>
              </table:table-cell>
              <table:table-cell office:value-type="float" office:value="947.026468">
                <text:p>947.026468</text:p>
              </table:table-cell>
              <table:table-cell office:value-type="float" office:value="887.225158666667">
                <text:p>887.225158666667</text:p>
              </table:table-cell>
              <table:table-cell office:value-type="float" office:value="161.481678444444">
                <text:p>161.4816784444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27.766326">
                <text:p>1127.766326</text:p>
              </table:table-cell>
              <table:table-cell office:value-type="float" office:value="707.404323">
                <text:p>707.404323</text:p>
              </table:table-cell>
              <table:table-cell office:value-type="float" office:value="855.780961">
                <text:p>855.780961</text:p>
              </table:table-cell>
              <table:table-cell office:value-type="float" office:value="896.98387">
                <text:p>896.98387</text:p>
              </table:table-cell>
              <table:table-cell office:value-type="float" office:value="153.854970666667">
                <text:p>153.854970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02.5668">
                <text:p>702.5668</text:p>
              </table:table-cell>
              <table:table-cell office:value-type="float" office:value="830.986556">
                <text:p>830.986556</text:p>
              </table:table-cell>
              <table:table-cell office:value-type="float" office:value="730.371219">
                <text:p>730.371219</text:p>
              </table:table-cell>
              <table:table-cell office:value-type="float" office:value="754.641525">
                <text:p>754.641525</text:p>
              </table:table-cell>
              <table:table-cell office:value-type="float" office:value="50.8966873333333">
                <text:p>50.8966873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95.199775">
                <text:p>1195.199775</text:p>
              </table:table-cell>
              <table:table-cell office:value-type="float" office:value="1229.056835">
                <text:p>1229.056835</text:p>
              </table:table-cell>
              <table:table-cell office:value-type="float" office:value="1639.464911">
                <text:p>1639.464911</text:p>
              </table:table-cell>
              <table:table-cell office:value-type="float" office:value="1354.57384033333">
                <text:p>1354.57384033333</text:p>
              </table:table-cell>
              <table:table-cell office:value-type="float" office:value="189.927380444444">
                <text:p>189.9273804444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